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7.723cm" svg:x="1.4cm" svg:y="4.914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inear combination of a “few” non orthonormal atoms from</text:p>
                <text:list>
                  <text:list-item>
                    <text:p>D that is “close” to the signal X</text:p>
                  </text:list-item>
                </text:list>
              </text:list-item>
              <text:list-item>
                <text:p><text:s/>try to keep coeficent vector sparse</text:p>
              </text:list-item>
              <text:list-item>
                <text:p>usage: reduction, classification, impainting, <text:s/>superre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designed dictionaries (cosin, wavelets, bandelets, curvelets etc.)</text:p>
                <text:list>
                  <text:list-item>
                    <text:p>if dictionary is good enough :)</text:p>
                  </text:list-item>
                </text:list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othonormal bases like wavelets,cosin,bandelets are 'easy' to solve but what about big redundant dictionarys?</text:p>
              </text:list-item>
              <text:list-item>
                <text:p>sparse decomposition with redundant dictionaries is a NP-hard problem</text:p>
                <text:list>
                  <text:list-item>
                    <text:p>to get best result you need to test ever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asis pursuit</text:p>
              </text:list-item>
              <text:list-item>
                <text:p>(orthogonal) matching pursuit</text:p>
              </text:list-item>
              <text:list-item>
                <text:p>FOCUSS</text:p>
              </text:list-item>
              <text:list-item>
                <text:p>LARS-Lasso \cite{Osborne2000New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7" draw:layer="layout" svg:width="25.199cm" svg:height="13.609cm" svg:x="1.4cm" svg:y="5.039cm" presentation:class="subtitle">
          <draw:text-box>
            <text:p>(matching pe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%and \cite{Learning High-Order MRF Priors of Color Images}</text:p>
              </text:list-item>
              <text:list-item>
                <text:p>(picture from paper)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25H49M26S</meta:editing-duration>
    <meta:editing-cycles>6</meta:editing-cycles>
    <meta:generator>OpenOffice.org/3.1$Unix OpenOffice.org_project/310m19$Build-9420</meta:generator>
    <dc:date>2010-08-27T17:13:17</dc:date>
    <meta:document-statistic meta:object-count="73"/>
  </office:meta>
</office:document-meta>
</file>